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lwg Typo" svg:font-family="'Tlwg Typo'" style:font-pitch="fixed"/>
    <style:font-face style:name="TlwgMono" svg:font-family="TlwgMono" style:font-pitch="fixed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langages" style:family="table">
      <style:table-properties style:width="17cm" table:align="margins" style:writing-mode="lr-tb"/>
    </style:style>
    <style:style style:name="langages.A" style:family="table-column">
      <style:table-column-properties style:column-width="4.249cm" style:rel-column-width="16383*"/>
    </style:style>
    <style:style style:name="langages.D" style:family="table-column">
      <style:table-column-properties style:column-width="4.251cm" style:rel-column-width="16386*"/>
    </style:style>
    <style:style style:name="langages.A1" style:family="table-cell">
      <style:table-cell-properties fo:padding="0.097cm" fo:border-left="1pt ridge #280099" fo:border-right="none" fo:border-top="1pt ridge #280099" fo:border-bottom="1pt ridge #280099"/>
    </style:style>
    <style:style style:name="langages.D1" style:family="table-cell">
      <style:table-cell-properties fo:padding="0.097cm" fo:border="1pt ridge #280099"/>
    </style:style>
    <style:style style:name="langages.A2" style:family="table-cell">
      <style:table-cell-properties fo:padding="0cm" fo:border="none"/>
    </style:style>
    <style:style style:name="langages.D2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Table_20_Contents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underline-style="none"/>
    </style:style>
    <style:style style:name="P7" style:family="paragraph" style:parent-style-name="Standard">
      <style:paragraph-properties style:writing-mode="lr-tb"/>
      <style:text-properties fo:font-style="normal" style:font-style-asian="normal" style:font-style-complex="normal"/>
    </style:style>
    <style:style style:name="P8" style:family="paragraph" style:parent-style-name="Standard" style:list-style-name="L1">
      <style:paragraph-properties style:writing-mode="lr-tb"/>
      <style:text-properties fo:font-style="normal" style:font-style-asian="normal" style:font-style-complex="normal"/>
    </style:style>
    <style:style style:name="P9" style:family="paragraph" style:parent-style-name="Standard" style:list-style-name="L2">
      <style:paragraph-properties style:writing-mode="lr-tb"/>
      <style:text-properties fo:font-style="normal" style:font-style-asian="normal" style:font-style-complex="normal"/>
    </style:style>
    <style:style style:name="P10" style:family="paragraph" style:parent-style-name="Standard" style:list-style-name="L3">
      <style:paragraph-properties style:writing-mode="lr-tb"/>
      <style:text-properties fo:font-style="normal" style:font-style-asian="normal" style:font-style-complex="normal"/>
    </style:style>
    <style:style style:name="P11" style:family="paragraph" style:parent-style-name="Standard" style:list-style-name="L4">
      <style:paragraph-properties style:writing-mode="lr-tb"/>
      <style:text-properties fo:font-style="normal" style:font-style-asian="normal" style:font-style-complex="normal"/>
    </style:style>
    <style:style style:name="P12" style:family="paragraph" style:parent-style-name="Standard">
      <style:paragraph-properties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5">
      <style:paragraph-properties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6">
      <style:paragraph-properties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style:writing-mode="lr-tb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6" style:family="paragraph" style:parent-style-name="Standard">
      <style:paragraph-properties fo:text-align="center" style:justify-single-word="false" style:writing-mode="lr-tb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7">
      <style:paragraph-properties fo:text-align="start" style:justify-single-word="false" style:writing-mode="lr-tb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8">
      <style:paragraph-properties fo:text-align="start" style:justify-single-word="false" style:writing-mode="lr-tb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Tlwg Typo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list-style-name="L9">
      <style:paragraph-properties fo:text-align="start" style:justify-single-word="false" style:writing-mode="lr-tb"/>
      <style:text-properties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 style:list-style-name="L10">
      <style:paragraph-properties fo:text-align="start" style:justify-single-word="false" style:writing-mode="lr-tb"/>
      <style:text-properties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11">
      <style:paragraph-properties fo:text-align="start" style:justify-single-word="false" style:writing-mode="lr-tb"/>
      <style:text-properties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12">
      <style:paragraph-properties fo:text-align="start" style:justify-single-word="false" style:writing-mode="lr-tb"/>
      <style:text-properties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8" style:family="paragraph">
      <style:paragraph-properties fo:text-align="center"/>
    </style:style>
    <style:style style:name="P29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TlwgMono"/>
    </style:style>
    <style:style style:name="T5" style:family="text">
      <style:text-properties style:font-name="TlwgMono" fo:font-style="normal" style:font-style-asian="normal" style:font-style-complex="normal"/>
    </style:style>
    <style:style style:name="T6" style:family="text">
      <style:text-properties style:font-name="Tlwg Typo"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8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4bd5e" draw:textarea-horizontal-align="justify" draw:textarea-vertical-align="middle" draw:auto-grow-height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8000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8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6633" draw:textarea-horizontal-align="justify" draw:textarea-vertical-align="middle" draw:auto-grow-height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cccccc" draw:textarea-horizontal-align="justify" draw:textarea-vertical-align="middle" draw:auto-grow-height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cccccc" draw:textarea-horizontal-align="justify" draw:textarea-vertical-align="middle" draw:auto-grow-height="fals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1.6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ffcc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svg:stroke-color="#000000" draw:fill="solid" draw:fill-color="#ffcc99" fo:min-height="0.00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5" draw:style-name="gr7" svg:width="7.965cm" svg:height="1.456cm" svg:x="4.558cm" svg:y="-0.356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Programmation orientée objet</text:p>
      <text:p text:style-name="Standard"/>
      <text:p text:style-name="P2">Introduction</text:p>
      <text:p text:style-name="P2"/>
      <text:p text:style-name="P2">Qu'est ce qu'un programme ?</text:p>
      <text:p text:style-name="P2"><text:tab/>&gt; suite d'instructions</text:p>
      <text:p text:style-name="P2"><text:tab/>&gt; métaphore du cours de cuisine</text:p>
      <text:p text:style-name="P2"><text:tab/>&gt; les langages classiques de programmation (dits <text:span text:style-name="T1">procéduraux</text:span>)</text:p>
      <text:list xml:id="list1897795979" text:style-name="L1">
        <text:list-item>
          <text:list>
            <text:list-item>
              <text:list>
                <text:list-item>
                  <text:p text:style-name="P8">1 programme</text:p>
                  <text:list>
                    <text:list-header>
                      <text:p text:style-name="P8">→ un ensemble d'instructions</text:p>
                      <text:p text:style-name="P8">→ manipulent des données</text:p>
                    </text:list-header>
                  </text:list>
                </text:list-item>
              </text:list>
            </text:list-item>
          </text:list>
        </text:list-item>
      </text:list>
      <text:p text:style-name="P7"><text:tab/>&gt; langages compilés VS interprétés</text:p>
      <text:p text:style-name="P7"><draw:custom-shape text:anchor-type="paragraph" draw:z-index="10" draw:style-name="gr6" draw:text-style-name="P28" svg:width="0.133cm" svg:height="1.033cm" svg:x="-0.152cm" svg:y="0.452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text:p>
      <text:p text:style-name="P7">« Assembleur » → Langage que comprendre le processeur</text:p>
      <text:p text:style-name="P7">Le compilateur va traduire le langage de départ en langage « Assembleur »</text:p>
      <text:p text:style-name="P7"/>
      <text:p text:style-name="P7"><draw:custom-shape text:anchor-type="paragraph" draw:z-index="5" draw:style-name="gr2" svg:width="2.541cm" svg:height="0.874cm" svg:x="4.187cm" svg:y="0.3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Langage compilé</text:p>
      <text:p text:style-name="P2"><draw:custom-shape text:anchor-type="paragraph" draw:z-index="0" draw:style-name="gr1" svg:width="2.117cm" svg:height="0.477cm" svg:x="6.886cm" svg:y="0.0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style-name="gr1" svg:width="2.117cm" svg:height="0.477cm" svg:x="1.859cm" svg:y="0.0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style-name="gr1" svg:width="2.117cm" svg:height="0.477cm" svg:x="12.019cm" svg:y="0.0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>PASCAL <text:s text:c="26"/>compilateur <text:s text:c="24"/>ASSEMBLEUR <text:s text:c="22"/></text:span><text:span text:style-name="T1">Processeur</text:span></text:p>
      <text:p text:style-name="P7"/>
      <text:p text:style-name="P7">Langage interprété</text:p>
      <text:p text:style-name="P7"><draw:custom-shape text:anchor-type="paragraph" draw:z-index="3" draw:style-name="gr1" svg:width="2.117cm" svg:height="0.477cm" svg:x="6.86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style-name="gr2" svg:width="2.541cm" svg:height="0.874cm" svg:x="4.161cm" svg:y="0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1" svg:width="2.117cm" svg:height="0.477cm" svg:x="12.01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<draw:custom-shape text:anchor-type="paragraph" draw:z-index="2" draw:style-name="gr1" svg:width="2.117cm" svg:height="0.477cm" svg:x="1.859cm" svg:y="0.0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>DEPART <text:s text:c="26"/>compilateur <text:s text:c="24"/>ASSEMBLEUR <text:s text:c="22"/></text:span><text:span text:style-name="T1">Processeur</text:span></text:p>
      <text:p text:style-name="P7"><draw:custom-shape text:anchor-type="paragraph" draw:z-index="8" draw:style-name="gr4" svg:width="0.398cm" svg:height="1.165cm" svg:x="15.009cm" svg:y="0.06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 text:c="7"/></text:p>
      <text:p text:style-name="P7"><draw:custom-shape text:anchor-type="paragraph" draw:z-index="6" draw:style-name="gr3" draw:text-style-name="P28" svg:width="2.594cm" svg:height="0.98cm" svg:x="1.304cm" svg:y="0.032cm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7" draw:style-name="gr4" svg:width="8.15cm" svg:height="0.477cm" svg:x="6.86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style-name="gr5" svg:width="2.541cm" svg:height="0.874cm" svg:x="4.161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text:s text:c="44"/>interprète </text:p>
      <text:p text:style-name="P7"/>
      <text:p text:style-name="P7"/>
      <text:p text:style-name="P7"><text:tab/>&gt; autres langages : fonctionnel et logique</text:p>
      <text:list xml:id="list1056533104" text:style-name="L2">
        <text:list-item>
          <text:list>
            <text:list-item>
              <text:list>
                <text:list-item>
                  <text:p text:style-name="P9">fonction mathématique</text:p>
                  <text:list>
                    <text:list-header>
                      <text:p text:style-name="P9">pas de variable, ou très peu</text:p>
                    </text:list-header>
                  </text:list>
                </text:list-item>
                <text:list-item>
                  <text:p text:style-name="P9">raisonnement</text:p>
                  <text:list>
                    <text:list-header>
                      <text:p text:style-name="P9"><draw:custom-shape text:anchor-type="paragraph" draw:z-index="13" draw:style-name="gr6" draw:text-style-name="P28" svg:width="0.107cm" svg:height="1.033cm" svg:x="3.076cm" svg:y="0.037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pas d'instructions, que des données de hauts niveaux</text:p>
                      <text:p text:style-name="P9">+ : langage concis</text:p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p text:style-name="P7"><text:tab/>&gt; autre paradigme : les langages objet</text:p>
      <text:list xml:id="list1029463370" text:style-name="L3">
        <text:list-item>
          <text:list>
            <text:list-item>
              <text:list>
                <text:list-item>
                  <text:p text:style-name="P10">Langage Orienté Objet, Programme Orienté Objet</text:p>
                </text:list-item>
                <text:list-item>
                  <text:p text:style-name="P10">Programmer (ou concevoir...)</text:p>
                  <text:list>
                    <text:list-header>
                      <text:p text:style-name="P10"><draw:custom-shape text:anchor-type="paragraph" draw:z-index="14" draw:style-name="gr6" draw:text-style-name="P28" svg:width="0.239cm" svg:height="0.876cm" svg:x="3.023cm" svg:y="0.078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regrouper données et traitement</text:p>
                      <text:p text:style-name="P10">hiérarchiser</text:p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list xml:id="list2135083849" text:continue-numbering="true" text:style-name="L3">
        <text:list-item>
          <text:list>
            <text:list-item>
              <text:list>
                <text:list-item>
                  <text:p text:style-name="P10">Exécuter un programme : des messages entre entités (=objets)</text:p>
                </text:list-item>
              </text:list>
            </text:list-item>
          </text:list>
        </text:list-item>
      </text:list>
      <text:p text:style-name="P7"/>
      <text:p text:style-name="P7"/>
      <text:p text:style-name="P2"><text:span text:style-name="T2"><text:tab/>&gt; SIMULA (1965-1970) : innovation des </text:span><text:span text:style-name="T3">classes</text:span></text:p>
      <text:list xml:id="list1671315008" text:style-name="L4">
        <text:list-item>
          <text:list>
            <text:list-item>
              <text:list>
                <text:list-item>
                  <text:p text:style-name="P11">principe 1 : on raccroche à la structure de données (champs), les codes qui peuvent les manipuler (méthode)</text:p>
                </text:list-item>
                <text:list-item>
                  <text:p text:style-name="P11">révolution copernicienne</text:p>
                </text:list-item>
              </text:list>
            </text:list-item>
          </text:list>
        </text:list-item>
      </text:list>
      <text:p text:style-name="P7"/>
      <text:p text:style-name="P2"><text:span text:style-name="T2"><text:tab/>&gt; SMALLTALK (1970-1975) :idée d'</text:span><text:span text:style-name="T3">héritage</text:span></text:p>
      <text:list xml:id="list1164452202" text:style-name="L5">
        <text:list-item>
          <text:list>
            <text:list-item>
              <text:list>
                <text:list-item>
                  <text:p text:style-name="P13">A.Kay (souris, interfaces graphiques...)</text:p>
                </text:list-item>
                <text:list-item>
                  <text:p text:style-name="P13">Principe 2 : on hiérarchise les classes</text:p>
                </text:list-item>
              </text:list>
            </text:list-item>
          </text:list>
        </text:list-item>
      </text:list>
      <text:p text:style-name="P12"><text:soft-page-break/><text:tab/>&gt; En dehors des labos :</text:p>
      <text:list xml:id="list667178845" text:style-name="L6">
        <text:list-item>
          <text:list>
            <text:list-item>
              <text:list>
                <text:list-item>
                  <text:p text:style-name="P14">1980 : SMALLTALK</text:p>
                </text:list-item>
                <text:list-item>
                  <text:p text:style-name="P14">1990 : EIFFEL, LISPOBJET, PASCALOBJET, C++, JAVA</text:p>
                </text:list-item>
              </text:list>
            </text:list-item>
          </text:list>
        </text:list-item>
      </text:list>
      <text:p text:style-name="P12"/>
      <text:list xml:id="list1883517462" text:continue-numbering="true" text:style-name="L6">
        <text:list-item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</text:list>
      <text:list xml:id="list954097755" text:continue-list="list1164452202" text:style-name="L5">
        <text:list-item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</text:list>
      <text:p text:style-name="P7"/>
      <text:p text:style-name="P7"/>
      <text:p text:style-name="P15">Langages</text:p>
      <text:p text:style-name="P7"/>
      <table:table table:name="langages" table:style-name="langages">
        <table:table-column table:style-name="langages.A" table:number-columns-repeated="3"/>
        <table:table-column table:style-name="langages.D"/>
        <table:table-row>
          <table:table-cell table:style-name="langages.A1" office:value-type="string">
            <text:p text:style-name="P3">Fonctionnel</text:p>
          </table:table-cell>
          <table:table-cell table:style-name="langages.A1" office:value-type="string">
            <text:p text:style-name="P4">Procéduraux</text:p>
          </table:table-cell>
          <table:table-cell table:style-name="langages.A1" office:value-type="string">
            <text:p text:style-name="P4">Orientés Objets</text:p>
          </table:table-cell>
          <table:table-cell table:style-name="langages.D1" office:value-type="string">
            <text:p text:style-name="P4">Logique</text:p>
          </table:table-cell>
        </table:table-row>
        <table:table-row>
          <table:table-cell table:style-name="langages.A2" office:value-type="string">
            <text:p text:style-name="P5">LISP</text:p>
          </table:table-cell>
          <table:table-cell table:style-name="langages.A2" office:value-type="string">
            <text:p text:style-name="P5">PASCAL</text:p>
          </table:table-cell>
          <table:table-cell table:style-name="langages.A2" office:value-type="string">
            <text:p text:style-name="P5">SMALLTALK</text:p>
          </table:table-cell>
          <table:table-cell table:style-name="langages.D2" table:number-rows-spanned="5" office:value-type="string">
            <text:p text:style-name="P5">PROLOG</text:p>
          </table:table-cell>
        </table:table-row>
        <table:table-row>
          <table:table-cell table:style-name="langages.A2" office:value-type="string">
            <text:p text:style-name="P6">CAML</text:p>
          </table:table-cell>
          <table:table-cell table:style-name="langages.A2" office:value-type="string">
            <text:p text:style-name="P5">C</text:p>
          </table:table-cell>
          <table:table-cell table:style-name="langages.A2" office:value-type="string">
            <text:p text:style-name="P5">C++</text:p>
          </table:table-cell>
          <table:covered-table-cell/>
        </table:table-row>
        <table:table-row>
          <table:table-cell table:style-name="langages.A2" office:value-type="string">
            <text:p text:style-name="P5"/>
          </table:table-cell>
          <table:table-cell table:style-name="langages.A2" office:value-type="string">
            <text:p text:style-name="P5">ADA</text:p>
          </table:table-cell>
          <table:table-cell table:style-name="langages.A2" office:value-type="string">
            <text:p text:style-name="P5">JAVA</text:p>
          </table:table-cell>
          <table:covered-table-cell/>
        </table:table-row>
        <table:table-row>
          <table:table-cell table:style-name="langages.A2" office:value-type="string">
            <text:p text:style-name="P5"/>
          </table:table-cell>
          <table:table-cell table:style-name="langages.A2" office:value-type="string">
            <text:p text:style-name="P5">FORTRAN</text:p>
          </table:table-cell>
          <table:table-cell table:style-name="langages.A2" office:value-type="string">
            <text:p text:style-name="P5">EIFFEL</text:p>
          </table:table-cell>
          <table:covered-table-cell/>
        </table:table-row>
        <table:table-row>
          <table:table-cell table:style-name="langages.A2" office:value-type="string">
            <text:p text:style-name="P5"/>
          </table:table-cell>
          <table:table-cell table:style-name="langages.A2" office:value-type="string">
            <text:p text:style-name="P5">COBOL</text:p>
          </table:table-cell>
          <table:table-cell table:style-name="langages.A2" office:value-type="string">
            <text:p text:style-name="P5"/>
          </table:table-cell>
          <table:covered-table-cell/>
        </table:table-row>
      </table:table>
      <text:p text:style-name="P7"><text:tab/> <text:s text:c="6"/>.<text:tab/><text:tab/><text:tab/><text:tab/>.<text:tab/><text:tab/><text:tab/> <text:s text:c="4"/>.</text:p>
      <text:p text:style-name="P7"><text:tab/> <text:s text:c="6"/>.<text:tab/><text:tab/><text:tab/><text:tab/>.<text:tab/><text:tab/><text:tab/> <text:s text:c="4"/>.</text:p>
      <text:p text:style-name="P7"><text:tab/> <text:s text:c="6"/>.<text:tab/><text:tab/><text:tab/><text:tab/>.<text:tab/><text:tab/><text:tab/> <text:s text:c="4"/>.</text:p>
      <text:p text:style-name="P7"/>
      <text:p text:style-name="P7"/>
      <text:p text:style-name="P7"><draw:frame text:anchor-type="paragraph" draw:z-index="28" draw:style-name="gr14" draw:text-style-name="P29" svg:width="1.932cm" svg:height="0.489cm" svg:x="13.924cm" svg:y="7.809cm"><draw:text-box><text:p><text:span text:style-name="T1">Données</text:span></text:p></draw:text-box></draw:frame><draw:frame text:anchor-type="paragraph" draw:z-index="27" draw:style-name="gr13" draw:text-style-name="P29" svg:width="2.091cm" svg:height="0.489cm" draw:transform="rotate (-1.5707963267949) translate (-0.151694444444444cm 0.844902777777778cm)"><draw:text-box><text:p><text:span text:style-name="T1">Traitements</text:span></text:p></draw:text-box></draw:frame><draw:frame text:anchor-type="paragraph" draw:z-index="26" draw:style-name="gr12" svg:width="1.932cm" svg:height="0.768cm" svg:x="5.775cm" svg:y="4.898cm"><draw:text-box><text:p>L.O.O</text:p></draw:text-box></draw:frame><draw:frame text:anchor-type="paragraph" draw:z-index="25" draw:style-name="gr11" svg:width="1.641cm" svg:height="0.715cm" svg:x="2.6cm" svg:y="3.84cm"><draw:text-box><text:p>PROC</text:p></draw:text-box></draw:frame><draw:line text:anchor-type="paragraph" draw:z-index="24" draw:style-name="gr8" draw:text-style-name="P28" svg:x1="0.007cm" svg:y1="7.624cm" svg:x2="12.892cm" svg:y2="0.533cm"><text:p/></draw:line><draw:line text:anchor-type="paragraph" draw:z-index="23" draw:style-name="gr8" draw:text-style-name="P28" svg:x1="16.279cm" svg:y1="7.624cm" svg:x2="16.014cm" svg:y2="7.756cm"><text:p/></draw:line><draw:line text:anchor-type="paragraph" draw:z-index="22" draw:style-name="gr8" draw:text-style-name="P28" svg:x1="16.279cm" svg:y1="7.623cm" svg:x2="15.961cm" svg:y2="7.438cm"><text:p/></draw:line><draw:line text:anchor-type="paragraph" draw:z-index="21" draw:style-name="gr8" draw:text-style-name="P28" svg:x1="0.007cm" svg:y1="0.295cm" svg:x2="0.219cm" svg:y2="0.533cm"><text:p/></draw:line><draw:line text:anchor-type="paragraph" draw:z-index="20" draw:style-name="gr8" draw:text-style-name="P28" svg:x1="0.007cm" svg:y1="0.295cm" svg:x2="-0.205cm" svg:y2="0.56cm"><text:p/></draw:line><draw:frame text:anchor-type="paragraph" draw:z-index="19" draw:style-name="gr10" svg:width="1.773cm" svg:height="0.742cm" svg:x="14.189cm" svg:y="6.883cm"><draw:text-box><text:p>PROLOG</text:p></draw:text-box></draw:frame><draw:frame text:anchor-type="paragraph" draw:z-index="18" draw:style-name="gr9" svg:width="1.588cm" svg:height="0.583cm" svg:x="0.219cm" svg:y="0.347cm"><draw:text-box><text:p>FNEL</text:p></draw:text-box></draw:frame><draw:line text:anchor-type="paragraph" draw:z-index="17" draw:style-name="gr8" draw:text-style-name="P28" svg:x1="0.007cm" svg:y1="7.624cm" svg:x2="16.279cm" svg:y2="7.624cm"><text:p/></draw:line><draw:line text:anchor-type="paragraph" draw:z-index="16" draw:style-name="gr8" draw:text-style-name="P28" svg:x1="0.007cm" svg:y1="0.295cm" svg:x2="0.007cm" svg:y2="7.624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draw:custom-shape text:anchor-type="paragraph" draw:z-index="29" draw:style-name="gr15" svg:width="12.86cm" svg:height="1.377cm" svg:x="2.071cm" svg:y="-0.381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text:soft-page-break/>Chapitre 1 : Principes de la programmation objet</text:p>
      <text:p text:style-name="P16"/>
      <text:p text:style-name="P16"/>
      <text:p text:style-name="P17">A- Les concepts de base</text:p>
      <text:p text:style-name="P18"/>
      <text:p text:style-name="P18">La modélisation amène à concevoir les classes (codes et données) les objets sont activés par envois de messages lors de l'exécution.</text:p>
      <text:p text:style-name="P18"/>
      <text:list xml:id="list1754522906" text:style-name="L7">
        <text:list-item>
          <text:p text:style-name="P19">Classes et instances</text:p>
        </text:list-item>
      </text:list>
      <text:p text:style-name="P18"/>
      <text:p text:style-name="P18">Définitions :</text:p>
      <text:p text:style-name="P18"><text:tab/>→ une <text:span text:style-name="T1">classe</text:span> est un moule (=matrice) à partir duquel sont générés les objets.</text:p>
      <text:p text:style-name="P18"><text:tab/>→ un objet généré à partir d'une classe C est une <text:span text:style-name="T1">instance </text:span>de C.</text:p>
      <text:p text:style-name="P18"><text:tab/>→ une classe est constituée d'un ensemble de <text:span text:style-name="T1">champs</text:span> (<text:span text:style-name="T1">attributs</text:span>,<text:span text:style-name="T1"> variables d'instances</text:span>) qui décrivent la structure des objets, et d'opérations, appelées <text:span text:style-name="T1">méthodes</text:span>, qui leur sont applicables.</text:p>
      <text:p text:style-name="P18"/>
      <text:p text:style-name="P18">Exemple : </text:p>
      <text:p text:style-name="P18"><draw:line text:anchor-type="paragraph" draw:z-index="30" draw:style-name="gr16" draw:text-style-name="P28" svg:x1="7.124cm" svg:y1="3.764cm" svg:x2="7.124cm" svg:y2="0.113cm"><text:p/></draw:line></text:p>
      <text:p text:style-name="P18">LOLO<text:tab/> (smalltalk)<text:tab/><text:tab/><text:tab/><text:tab/><text:tab/><text:tab/>JAVA</text:p>
      <text:p text:style-name="P18"/>
      <text:p text:style-name="P22">classe <text:span text:style-name="T2">compte<text:tab/><text:tab/><text:tab/><text:tab/><text:tab/><text:tab/></text:span>class <text:span text:style-name="T2">compte {</text:span></text:p>
      <text:p text:style-name="P22"><text:span text:style-name="T2"/></text:p>
      <text:p text:style-name="P22"><text:span text:style-name="T2"><text:tab/>champs credit:Nbre<text:tab/><text:tab/><text:tab/><text:tab/><text:tab/>int debit ; </text:span></text:p>
      <text:p text:style-name="P22"><text:span text:style-name="T2"><text:tab/> <text:s text:c="6"/>debit:Nbre<text:tab/><text:tab/><text:tab/><text:tab/> <text:s text:c="4"/>int credit ;</text:span></text:p>
      <text:p text:style-name="P22"><text:span text:style-name="T2">Fin<text:tab/><text:tab/><text:tab/><text:tab/><text:tab/><text:tab/><text:tab/> <text:s text:c="4"/>}</text:span></text:p>
      <text:p text:style-name="P20"><text:span text:style-name="T2"/></text:p>
      <text:p text:style-name="P20"><text:span text:style-name="T2">Création d'un objet :</text:span></text:p>
      <text:list xml:id="list1699106454" text:style-name="L8">
        <text:list-item>
          <text:list>
            <text:list-item>
              <text:p text:style-name="P21"><text:span text:style-name="T2">Un objet est créé par appel à un </text:span>constructeur<text:span text:style-name="T2"> (</text:span><text:span text:style-name="T5">new</text:span><text:span text:style-name="T2">) appliqué à sa classe. Le résultat de la création est un objet qui peut être placé dans une variable, un pointeur sur l'objet.</text:span></text:p>
            </text:list-item>
          </text:list>
        </text:list-item>
      </text:list>
      <text:p text:style-name="P20"><text:span text:style-name="T2"/></text:p>
      <text:p text:style-name="P20"><draw:line text:anchor-type="paragraph" draw:z-index="31" draw:style-name="gr16" draw:text-style-name="P28" svg:x1="7.124cm" svg:y1="0.213cm" svg:x2="7.124cm" svg:y2="2.832cm"><text:p/></draw:line><text:span text:style-name="T2"/></text:p>
      <text:p text:style-name="P20"><text:span text:style-name="T2">LOLO<text:tab/><text:tab/><text:tab/><text:tab/><text:tab/><text:tab/><text:tab/><text:tab/>JAVA</text:span></text:p>
      <text:p text:style-name="P20"><text:span text:style-name="T2"/></text:p>
      <text:p text:style-name="P22"><text:span text:style-name="T2">C1 ← compte &lt;= </text:span><text:span text:style-name="T4">new</text:span><text:span text:style-name="T2">() ;<text:tab/><text:tab/><text:tab/><text:tab/>compte C1 ;</text:span></text:p>
      <text:p text:style-name="P22"><draw:line text:anchor-type="paragraph" draw:z-index="36" draw:style-name="gr16" draw:text-style-name="P28" svg:x1="0.007cm" svg:y1="4.89cm" svg:x2="3.923cm" svg:y2="4.89cm"><text:p/></draw:line><draw:frame text:anchor-type="paragraph" draw:z-index="35" draw:style-name="gr18" svg:width="3.546cm" svg:height="1.615cm" svg:x="0.139cm" svg:y="2.561cm"><draw:text-box><text:p>credit:Nbre</text:p><text:p>debit:Nbre</text:p></draw:text-box></draw:frame><draw:line text:anchor-type="paragraph" draw:z-index="34" draw:style-name="gr16" draw:text-style-name="P28" svg:x1="0.007cm" svg:y1="2.35cm" svg:x2="3.923cm" svg:y2="2.35cm"><text:p/></draw:line><draw:frame text:anchor-type="paragraph" draw:z-index="33" draw:style-name="gr17" svg:width="3.07cm" svg:height="0.768cm" svg:x="1.277cm" svg:y="1.794cm"><draw:text-box><text:p>compte</text:p></draw:text-box></draw:frame><draw:rect text:anchor-type="paragraph" draw:z-index="32" draw:style-name="gr16" draw:text-style-name="P28" svg:width="3.917cm" svg:height="4.446cm" svg:x="0.007cm" svg:y="1.609cm"><text:p/></draw:rect><text:span text:style-name="T2">C2 ← compte &lt;= </text:span><text:span text:style-name="T4">new</text:span><text:span text:style-name="T2">() ;<text:tab/><text:tab/><text:tab/><text:tab/>C1 = </text:span>new<text:span text:style-name="T2"> compte() ;</text:span></text:p>
      <text:p text:style-name="P22"><text:span text:style-name="T2"/></text:p>
      <text:p text:style-name="P23"><text:span text:style-name="T2">(écriture UML)</text:span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list xml:id="list1811971004" text:style-name="L9">
        <text:list-item>
          <text:p text:style-name="P24"><text:soft-page-break/><text:span text:style-name="T2">Méthodes et envois de messages</text:span></text:p>
        </text:list-item>
      </text:list>
      <text:p text:style-name="P23"><text:span text:style-name="T2"/></text:p>
      <text:list xml:id="list1073497078" text:style-name="L10">
        <text:list-item>
          <text:p text:style-name="P25"><text:span text:style-name="T2">La partie dynamique des objets est assurée par l'envoi de messages.</text:span></text:p>
        </text:list-item>
        <text:list-item>
          <text:p text:style-name="P25"><text:span text:style-name="T2">Instruction à un objet :</text:span></text:p>
        </text:list-item>
      </text:list>
      <text:p text:style-name="P23"><text:span text:style-name="T2"><text:s/><text:tab/><text:tab/>Envoyer un message à un objet c'est lui dire le comportement qu'il doit adopter, c'est à dire la méthode qu'il doit s'appliquer.</text:span></text:p>
      <text:list xml:id="list2081949689" text:style-name="L12">
        <text:list-item>
          <text:p text:style-name="P27"><text:span text:style-name="T2">Définitions :</text:span></text:p>
          <text:list>
            <text:list-item>
              <text:list>
                <text:list-header>
                  <text:p text:style-name="P27"><text:span text:style-name="T2">→ Une </text:span>méthode<text:span text:style-name="T2"> est une description, au niveau d'une classe, d'un ensemble d'instructions. La méthode contient une liste de paramètres formels ; elle peut s'appliquer aux objets instances de la classe.</text:span></text:p>
                  <text:p text:style-name="P27"><text:span text:style-name="T2">→ Un </text:span>message <text:span text:style-name="T2">est constitué du nom de la méthode (M) et d'une liste de paramètres effectifs.</text:span></text:p>
                </text:list-header>
              </text:list>
            </text:list-item>
          </text:list>
        </text:list-item>
      </text:list>
      <text:p text:style-name="P23"><text:span text:style-name="T2"/></text:p>
      <text:p text:style-name="P23"><draw:line text:anchor-type="paragraph" draw:z-index="39" draw:style-name="gr16" draw:text-style-name="P28" svg:x1="8.871cm" svg:y1="11.486cm" svg:x2="8.871cm" svg:y2="0.056cm"><text:p/></draw:line><text:span text:style-name="T2">LOLO<text:tab/><text:tab/><text:tab/><text:tab/><text:tab/><text:tab/><text:tab/><text:tab/>JAVA</text:span></text:p>
      <text:p text:style-name="P23"><text:span text:style-name="T2"/></text:p>
      <text:p text:style-name="P23"><text:span text:style-name="T2">Dans le classe compte :</text:span></text:p>
      <text:p text:style-name="P23"><text:span text:style-name="T2"/></text:p>
      <text:p text:style-name="P22">classe <text:span text:style-name="T2">compte<text:tab/><text:tab/><text:tab/><text:tab/><text:tab/><text:tab/></text:span>class <text:span text:style-name="T2">compte {</text:span></text:p>
      <text:p text:style-name="P22"><text:span text:style-name="T2"><text:tab/>champs credit :Nbre<text:tab/><text:tab/><text:tab/><text:tab/><text:tab/>int credit ;</text:span></text:p>
      <text:p text:style-name="P22"><draw:rect text:anchor-type="paragraph" draw:z-index="40" draw:style-name="gr19" draw:text-style-name="P28" svg:width="6.271cm" svg:height="3.467cm" svg:x="10.67cm" svg:y="0.536cm"><text:p/></draw:rect><draw:frame text:anchor-type="paragraph" draw:z-index="41" draw:style-name="gr20" draw:text-style-name="P28" svg:width="2.488cm" svg:height="0.489cm" draw:transform="rotate (1.5707963267949) translate (10.1811666666667cm 3.02330555555556cm)"><draw:text-box><text:p text:style-name="P28">Méthodes</text:p></draw:text-box></draw:frame><text:span text:style-name="T2"><text:tab/><text:tab/> <text:s/>debit:Nbre<text:tab/><text:tab/><text:tab/><text:tab/><text:tab/>int debit ;</text:span></text:p>
      <text:p text:style-name="P22"><text:span text:style-name="T2"><text:tab/><text:tab/><text:tab/><text:tab/><text:tab/><text:tab/><text:tab/><text:tab/><text:tab/>Public deposer(int V) <text:s text:c="3"/></text:span></text:p>
      <text:p text:style-name="P22"><draw:rect text:anchor-type="paragraph" draw:z-index="37" draw:style-name="gr19" draw:text-style-name="P28" svg:width="7.436cm" svg:height="3.467cm" svg:x="1.198cm" svg:y="0.012cm"><text:p/></draw:rect><draw:frame text:anchor-type="paragraph" draw:z-index="38" draw:style-name="gr20" draw:text-style-name="P28" svg:width="2.488cm" svg:height="0.489cm" draw:transform="rotate (1.5707963267949) translate (0.709083333333333cm 2.49943055555556cm)"><draw:text-box><text:p text:style-name="P28">Méthodes</text:p></draw:text-box></draw:frame><text:span text:style-name="T2"><text:tab/>deposer(V:Nbre)<text:tab/><text:tab/><text:tab/><text:tab/><text:tab/>{ credit += V;}</text:span></text:p>
      <text:p text:style-name="P22"><text:span text:style-name="T2"><text:tab/><text:tab/>credit ← credit + V<text:tab/><text:tab/><text:tab/><text:tab/>Public retirer(int V)</text:span></text:p>
      <text:p text:style-name="P22"><text:span text:style-name="T2"><text:tab/>retirer(V:Nbre)<text:tab/><text:tab/><text:tab/><text:tab/><text:tab/>{ debit += V;} <text:s text:c="2"/></text:span></text:p>
      <text:p text:style-name="P22"><text:span text:style-name="T2"><text:tab/><text:tab/>debit ← debit + V<text:tab/><text:tab/><text:tab/> <text:s text:c="2"/>Public int avoir_solde()<text:tab/></text:span></text:p>
      <text:p text:style-name="P22"><text:span text:style-name="T2"><text:tab/>avoir_solde() : Nbre<text:tab/><text:tab/><text:tab/> <text:s text:c="3"/>{return credit-debit;}</text:span></text:p>
      <text:p text:style-name="P22"><text:span text:style-name="T2"><text:tab/><text:tab/>retourner credit – debit<text:tab/><text:tab/>}</text:span></text:p>
      <text:p text:style-name="P22"><text:span text:style-name="T2">FIN</text:span></text:p>
      <text:p text:style-name="P23"><text:span text:style-name="T2"><text:tab/><text:tab/><text:tab/><text:tab/><text:tab/><text:tab/><text:tab/><text:tab/></text:span><text:span text:style-name="T6">C1.deposer(100) ;</text:span></text:p>
      <text:p text:style-name="P22"><text:span text:style-name="T2"><text:tab/><text:tab/><text:tab/><text:tab/><text:tab/><text:tab/><text:tab/><text:tab/>C1.retirer(10);intX ;</text:span></text:p>
      <text:p text:style-name="P22"><text:span text:style-name="T2">C1&lt;=deposer(100) ;<text:tab/><text:tab/><text:tab/><text:tab/><text:tab/>X=C1.avoir_solde() ;</text:span></text:p>
      <text:p text:style-name="P22"><text:span text:style-name="T2">C1&lt;=retirer(10) ;</text:span></text:p>
      <text:p text:style-name="P22"><text:span text:style-name="T2"/></text:p>
      <text:p text:style-name="P22"><text:span text:style-name="T2">X ← C1&lt;=avoir_solde() ;</text:span></text:p>
      <text:list xml:id="list1298542962" text:style-name="L11">
        <text:list-header>
          <text:p text:style-name="P26"><text:span text:style-name="T2"/></text:p>
        </text:list-header>
      </text:list>
      <text:p text:style-name="P23"><text:span text:style-name="T2"/></text:p>
      <text:p text:style-name="P23"><text:span text:style-name="T2"/></text:p>
      <text:p text:style-name="P23"><text:span text:style-name="T2"><text:tab/><text:tab/>→ Lorsqu'un objet O reçoit un message M, il s' applique de la méthode donnée dans M ; celle-ci étant définie dans la classe C de l'objet 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lwg Typo" svg:font-family="'Tlwg Typo'" style:font-pitch="fixed"/>
    <style:font-face style:name="TlwgMono" svg:font-family="TlwgMono" style:font-pitch="fixed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tyle="normal" fo:font-weight="normal" style:font-style-asian="normal" style:font-weight-asian="normal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09T14:13:02</meta:creation-date>
    <dc:date>2012-10-09T16:56:23</dc:date>
    <dc:creator>Compte etudiant</dc:creator>
    <meta:editing-duration>PT2H20M27S</meta:editing-duration>
    <meta:editing-cycles>67</meta:editing-cycles>
    <meta:generator>LibreOffice/3.5$Linux_x86 LibreOffice_project/350m1$Build-2</meta:generator>
    <meta:document-statistic meta:table-count="1" meta:image-count="0" meta:object-count="0" meta:page-count="4" meta:paragraph-count="105" meta:word-count="619" meta:character-count="3958" meta:non-whitespace-character-count="3100"/>
  </office:meta>
</office:document-meta>
</file>